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">
            <text:p>0,7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9">
            <text:p>2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1.2">
            <text:p>11,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.6">
            <text:p>22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91">
            <text:p>19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1">
            <text:p>2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>
            <text:p>diode mW</text:p>
          </table:table-cell>
          <table:table-cell/>
        </table:table-row>
        <table:table-row table:style-name="ro1">
          <table:table-cell/>
          <table:table-cell office:value-type="string">
            <text:p>pockels ce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rror 6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6:0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6:05:09</meta:creation-date>
    <dc:date>2012-01-27T16:08:32</dc:date>
    <dc:creator>Carolin Wille</dc:creator>
    <meta:editing-duration>PT00H03M23S</meta:editing-duration>
    <meta:editing-cycles>2</meta:editing-cycles>
    <meta:generator>OpenOffice.org/3.2$Unix OpenOffice.org_project/320m19$Build-9505</meta:generator>
    <meta:document-statistic meta:table-count="3" meta:cell-count="66" meta:object-count="0"/>
  </office:meta>
</office:document-meta>
</file>